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6pt" officeooo:rsid="00103e70" officeooo:paragraph-rsid="00103e70" style:font-size-asian="16pt" style:font-size-complex="16pt"/>
    </style:style>
    <style:style style:name="P3" style:family="paragraph" style:parent-style-name="Heading_20_1">
      <style:text-properties fo:color="#00a65d"/>
    </style:style>
    <style:style style:name="P4" style:family="paragraph" style:parent-style-name="Heading_20_3">
      <style:text-properties fo:color="#0066b3" fo:font-size="16pt" style:font-size-asian="16pt" style:font-size-complex="16pt"/>
    </style:style>
    <style:style style:name="P5" style:family="paragraph" style:parent-style-name="Heading_20_2">
      <style:text-properties fo:color="#00a65d" fo:font-size="20pt" style:font-size-asian="20pt" style:font-size-complex="20pt"/>
    </style:style>
    <style:style style:name="P6" style:family="paragraph" style:parent-style-name="Standard" style:list-style-name="L1">
      <style:text-properties fo:font-size="16pt" style:font-size-asian="16pt" style:font-size-complex="16pt"/>
    </style:style>
    <style:style style:name="P7" style:family="paragraph" style:parent-style-name="Standard" style:list-style-name="L1">
      <style:text-properties fo:font-size="16pt" officeooo:paragraph-rsid="000decf4" style:font-size-asian="16pt" style:font-size-complex="16pt"/>
    </style:style>
    <style:style style:name="P8" style:family="paragraph" style:parent-style-name="Standard" style:list-style-name="L2">
      <style:text-properties fo:font-size="16pt" style:font-size-asian="16pt" style:font-size-complex="16pt"/>
    </style:style>
    <style:style style:name="P9" style:family="paragraph" style:parent-style-name="Standard" style:list-style-name="L4">
      <style:text-properties fo:font-size="16pt" style:font-size-asian="16pt" style:font-size-complex="16pt"/>
    </style:style>
    <style:style style:name="P10" style:family="paragraph" style:parent-style-name="Standard" style:list-style-name="L5">
      <style:text-properties fo:font-size="16pt" style:font-size-asian="16pt" style:font-size-complex="16pt"/>
    </style:style>
    <style:style style:name="P11" style:family="paragraph" style:parent-style-name="Standard">
      <style:text-properties fo:font-size="18pt" style:font-size-asian="18pt" style:font-size-complex="18pt"/>
    </style:style>
    <style:style style:name="P12" style:family="paragraph" style:parent-style-name="Standard" style:list-style-name="L3"/>
    <style:style style:name="P13" style:family="paragraph" style:parent-style-name="Heading_20_1">
      <style:text-properties fo:color="#00a65d"/>
    </style:style>
    <style:style style:name="P14" style:family="paragraph" style:parent-style-name="Heading_20_2">
      <style:text-properties fo:color="#00a65d" fo:font-size="20pt" style:font-size-asian="20pt" style:font-size-complex="20pt"/>
    </style:style>
    <style:style style:name="P15" style:family="paragraph" style:parent-style-name="Heading_20_3">
      <style:text-properties fo:color="#0066b3"/>
    </style:style>
    <style:style style:name="P16" style:family="paragraph" style:parent-style-name="Heading_20_3">
      <style:text-properties fo:color="#0066b3" fo:font-size="16pt" style:font-size-asian="16pt" style:font-size-complex="16pt"/>
    </style:style>
    <style:style style:name="T1" style:family="text">
      <style:text-properties fo:color="#ed1c24" fo:font-size="22pt" fo:font-weight="bold" style:font-size-asian="22pt" style:font-weight-asian="bold" style:font-size-complex="22pt" style:font-weight-complex="bold"/>
    </style:style>
    <style:style style:name="T2" style:family="text">
      <style:text-properties fo:font-size="16pt" style:font-size-asian="16pt" style:font-size-complex="16pt"/>
    </style:style>
    <style:style style:name="T3" style:family="text">
      <style:text-properties fo:font-size="16pt" fo:background-color="#fff200" loext:char-shading-value="0" style:font-size-asian="16pt" style:font-size-complex="16pt"/>
    </style:style>
    <style:style style:name="T4" style:family="text">
      <style:text-properties fo:font-size="18pt" style:font-size-asian="18pt" style:font-size-complex="18pt"/>
    </style:style>
    <style:style style:name="T5" style:family="text">
      <style:text-properties fo:background-color="#fff200" loext:char-shading-value="0"/>
    </style:style>
    <style:style style:name="T6" style:family="text">
      <style:text-properties fo:background-color="#fff200" loext:char-shading-value="0"/>
    </style:style>
    <style:style style:name="T7" style:family="text">
      <style:text-properties officeooo:rsid="00151a5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bookmark text:name="Timer_in_Linux_Kernel"/><text:span text:style-name="T1">Timer in Linux Kernel</text:span></text:p>
      <text:p text:style-name="P1"/>
      <text:p text:style-name="P1">In Linux, kernel keeps track of the flow of time by means of timer interrupts. This timer interrupts are generated at regular timer intervals by using system’s timing hardware. Every time a timer interrupt occurs, the value of an internal kernel counter is incremented. The counter is initialized to 0 at system boot, so it represents the number of clock ticks since last boot.</text:p>
      <text:p text:style-name="Standard"/>
      <text:p text:style-name="P1">Kernel timer offers less precision but is more efficient in situations where the timer will probably be canceled before it fires. There are many places in the kernel where timers are used to detect when a device or a network peer has failed to respond within the expected time.</text:p>
      <text:p text:style-name="Standard"/>
      <text:p text:style-name="P1">When you want to do some action after some time, then kernel timers are one of the option for you. These timers are used to schedule execution of a function at a particular time in the future, based on the clock tick, and can be used for a variety of tasks.</text:p>
      <text:p text:style-name="Standard"/>
      <text:h text:style-name="P3" text:outline-level="1"><text:bookmark text:name="Uses_of_Kernel_Timers"/>Uses of Kernel Timers</text:h>
      <text:list xml:id="list534271356" text:style-name="L1">
        <text:list-item>
          <text:p text:style-name="P6">Polling a device by checking its state at regular intervals when the hardware can’t fire interrupts.</text:p>
        </text:list-item>
        <text:list-item>
          <text:p text:style-name="P6">User wants to send some message to other device at regular intervals.</text:p>
        </text:list-item>
        <text:list-item>
          <text:p text:style-name="P7">Send error when some action didn’t happened in particular time period.</text:p>
        </text:list-item>
        <text:list-item>
          <text:p text:style-name="P7">Etc.</text:p>
        </text:list-item>
      </text:list>
      <text:p text:style-name="Standard"/>
      <text:p text:style-name="Standard"/>
      <text:h text:style-name="P3" text:outline-level="1"><text:bookmark text:name="Kernel_Timer_API"/>Kernel Timer API</text:h>
      <text:p text:style-name="P1">Linux Kernel provides the driver to create timers which are not periodic by default, register the timers and delete the timers.</text:p>
      <text:p text:style-name="Standard"/>
      <text:p text:style-name="Standard"/>
      <text:p text:style-name="Standard"/>
      <text:p text:style-name="Standard"/>
      <text:p text:style-name="Standard"><text:soft-page-break/><text:span text:style-name="T4">We need to include the </text:span><text:span text:style-name="Strong_20_Emphasis"><text:span text:style-name="Source_20_Text"><text:span text:style-name="T4">&lt;linux/timer.h&gt;</text:span></text:span></text:span><text:span text:style-name="T4"> (</text:span><text:span text:style-name="Strong_20_Emphasis"><text:span text:style-name="Source_20_Text"><text:span text:style-name="T4">#include &lt;linux/timer.h&gt;</text:span></text:span></text:span><text:span text:style-name="T4">) in order to use kernel timers. Kernel timers are described by the timer_list structure, defined in </text:span><text:span text:style-name="Strong_20_Emphasis"><text:span text:style-name="Source_20_Text"><text:span text:style-name="T4">&lt;linux/timer.h&gt;</text:span></text:span></text:span><text:span text:style-name="T4">:</text:span></text:p>
      <text:p text:style-name="Standard"/>
      <text:p text:style-name="P2">struct timer_list{</text:p>
      <text:p text:style-name="P2"><text:tab/>/*..............*/</text:p>
      <text:p text:style-name="P2"><text:tab/>unsigned long expires;</text:p>
      <text:p text:style-name="P2"><text:tab/>void (*function)(unsigned long);</text:p>
      <text:p text:style-name="P2"><text:tab/>unsigned long data;</text:p>
      <text:p text:style-name="P2">};</text:p>
      <text:p text:style-name="Standard"/>
      <text:p text:style-name="Standard"><text:span text:style-name="T4">The </text:span><text:span text:style-name="Strong_20_Emphasis"><text:span text:style-name="Source_20_Text"><text:span text:style-name="T4">expires</text:span></text:span></text:span><text:span text:style-name="Strong_20_Emphasis"><text:span text:style-name="T4"> </text:span></text:span><text:span text:style-name="T4">field contains the expiration time of the timer (in jiffies). On expiration, </text:span><text:span text:style-name="Strong_20_Emphasis"><text:span text:style-name="Source_20_Text"><text:span text:style-name="T4">function()</text:span></text:span></text:span><text:span text:style-name="T4"> will be called with the given </text:span><text:span text:style-name="Strong_20_Emphasis"><text:span text:style-name="Source_20_Text"><text:span text:style-name="T4">data</text:span></text:span></text:span><text:span text:style-name="Strong_20_Emphasis"><text:span text:style-name="T4"> </text:span></text:span><text:span text:style-name="T4">value.</text:span></text:p>
      <text:p text:style-name="Standard"/>
      <text:h text:style-name="P5" text:outline-level="2"><text:bookmark text:name="Initialize_Setup_Kernel_Timer"/>Initialize / Setup Kernel Timer</text:h>
      <text:p text:style-name="P1">There are multiple ways to Initialize / Setup Kernel Timer. We’ll see one by one.</text:p>
      <text:p text:style-name="Standard"/>
      <text:h text:style-name="P4" text:outline-level="3"><text:bookmark text:name="init_timer"/>init_timer</text:h>
      <text:p text:style-name="Standard"><text:tab/><text:span text:style-name="Strong_20_Emphasis"><text:span text:style-name="Source_20_Text">void fastcall init_timer ( struct timer_list * timer);</text:span></text:span></text:p>
      <text:p text:style-name="Standard"/>
      <text:p text:style-name="Standard"><text:span text:style-name="T4">This function is used to initialize the timer. </text:span><text:span text:style-name="Strong_20_Emphasis"><text:span text:style-name="Source_20_Text"><text:span text:style-name="T4">init_timer</text:span></text:span></text:span><text:span text:style-name="Strong_20_Emphasis"><text:span text:style-name="T4"> </text:span></text:span><text:span text:style-name="T4">must be done to a timer prior calling any of the other timer functions. If you are using this function to initialize the timer, then you need to set the callback </text:span><text:span text:style-name="Source_20_Text"><text:span text:style-name="T4">function</text:span></text:span><text:span text:style-name="T4"> and </text:span><text:span text:style-name="Source_20_Text"><text:span text:style-name="T4">data</text:span></text:span><text:span text:style-name="T4"> of the </text:span><text:span text:style-name="Strong_20_Emphasis"><text:span text:style-name="Source_20_Text"><text:span text:style-name="T4">timer_list</text:span></text:span></text:span><text:span text:style-name="Strong_20_Emphasis"><text:span text:style-name="T4"> </text:span></text:span><text:span text:style-name="T4">structure manually.</text:span></text:p>
      <text:p text:style-name="Standard"/>
      <text:h text:style-name="P4" text:outline-level="3"><text:bookmark text:name="setup_timer"/>setup_timer</text:h>
      <text:p text:style-name="Standard"><text:tab/><text:span text:style-name="Strong_20_Emphasis"><text:span text:style-name="Source_20_Text">void setup_timer(timer, function, data);</text:span></text:span></text:p>
      <text:p text:style-name="Standard"/>
      <text:p text:style-name="Standard"><text:span text:style-name="T4">Instead of initializing timer manually by calling </text:span><text:span text:style-name="Strong_20_Emphasis"><text:span text:style-name="Source_20_Text"><text:span text:style-name="T4">init_timer</text:span></text:span></text:span><text:span text:style-name="T4">, you can use this function to set </text:span><text:span text:style-name="Strong_20_Emphasis"><text:span text:style-name="Source_20_Text"><text:span text:style-name="T4">data</text:span></text:span></text:span><text:span text:style-name="Strong_20_Emphasis"><text:span text:style-name="T4"> </text:span></text:span><text:span text:style-name="T4">and </text:span><text:span text:style-name="Strong_20_Emphasis"><text:span text:style-name="Source_20_Text"><text:span text:style-name="T4">function</text:span></text:span></text:span><text:span text:style-name="Strong_20_Emphasis"><text:span text:style-name="T4"> </text:span></text:span><text:span text:style-name="T4">of </text:span><text:span text:style-name="Strong_20_Emphasis"><text:span text:style-name="Source_20_Text"><text:span text:style-name="T4">timer_list</text:span></text:span></text:span><text:span text:style-name="Strong_20_Emphasis"><text:span text:style-name="T4"> </text:span></text:span><text:span text:style-name="T4">structure and initialize the timer. </text:span><text:span text:style-name="Emphasis"><text:span text:style-name="T4">This is recommended to use</text:span></text:span><text:span text:style-name="T4">.</text:span></text:p>
      <text:h text:style-name="P15" text:outline-level="3"><text:bookmark text:name="DEFINE_TIMER"/><text:soft-page-break/>DEFINE_TIMER</text:h>
      <text:p text:style-name="Standard"><text:tab/><text:span text:style-name="Strong_20_Emphasis"><text:span text:style-name="Source_20_Text">DEFINE_TIMER(_name, _function, _expires, _data)</text:span></text:span></text:p>
      <text:p text:style-name="Standard"/>
      <text:p text:style-name="Standard"><text:span text:style-name="T4">If we are using this method, then no need to create the </text:span><text:span text:style-name="Strong_20_Emphasis"><text:span text:style-name="Source_20_Text"><text:span text:style-name="T4">timer_list</text:span></text:span></text:span><text:span text:style-name="Strong_20_Emphasis"><text:span text:style-name="T4"> </text:span></text:span><text:span text:style-name="T4">structure in our side. Kernel will create the structure in the name of </text:span><text:span text:style-name="Strong_20_Emphasis"><text:span text:style-name="Source_20_Text"><text:span text:style-name="T4">_name</text:span></text:span></text:span><text:span text:style-name="Strong_20_Emphasis"><text:span text:style-name="T4"> </text:span></text:span><text:span text:style-name="T4">and initialize it.</text:span></text:p>
      <text:p text:style-name="Standard"/>
      <text:p text:style-name="Standard"/>
      <text:h text:style-name="P5" text:outline-level="2"><text:bookmark text:name="Start_a_Kernel_Timer"/>Start a Kernel Timer</text:h>
      <text:p text:style-name="Standard"/>
      <text:h text:style-name="P4" text:outline-level="3"><text:bookmark text:name="add_timer"/>add_timer</text:h>
      <text:p text:style-name="Standard"><text:tab/><text:span text:style-name="Strong_20_Emphasis"><text:span text:style-name="Source_20_Text">void add_timer(struct timer_list *timer);</text:span></text:span></text:p>
      <text:p text:style-name="Standard"/>
      <text:p text:style-name="P1">This will start a timer.</text:p>
      <text:p text:style-name="Standard"/>
      <text:p text:style-name="Standard"/>
      <text:h text:style-name="P5" text:outline-level="2"><text:bookmark text:name="Modifying_Kernel_Timer8217s_timeout"/>Modifying Kernel Timer’s timeout</text:h>
      <text:p text:style-name="Standard"/>
      <text:h text:style-name="P4" text:outline-level="3"><text:bookmark text:name="mod_timer"/>mod_timer</text:h>
      <text:p text:style-name="Standard"><text:span text:style-name="Strong_20_Emphasis"><text:span text:style-name="Source_20_Text">int mod_timer (struct timer_list * timer, unsigned long expires);</text:span></text:span></text:p>
      <text:p text:style-name="Standard"/>
      <text:p text:style-name="P1">This function is used to modify a timer’s timeout. This is a more efficient way to update the expire field of an active timer (if the timer is inactive it will be activated).</text:p>
      <text:p text:style-name="Standard"/>
      <text:p text:style-name="Text_20_body"><text:span text:style-name="Source_20_Text"><text:span text:style-name="Strong_20_Emphasis">mod_timer(timer, expires)</text:span></text:span> is equivalent to:</text:p>
      <text:p text:style-name="Standard"><text:span text:style-name="Source_20_Text"><text:span text:style-name="Strong_20_Emphasis">del_timer(timer); timer-&gt;expires = expires; add_timer(timer);</text:span></text:span></text:p>
      <text:p text:style-name="Standard"/>
      <text:p text:style-name="Standard"/>
      <text:h text:style-name="P5" text:outline-level="2"><text:bookmark text:name="Stop_a_Kernel_Timer"/>Stop a Kernel Timer</text:h>
      <text:p text:style-name="P1">These below functions will be used to deactivate the kernel timers.</text:p>
      <text:p text:style-name="Standard"/>
      <text:h text:style-name="P4" text:outline-level="3"><text:bookmark text:name="del_timer"/>del_timer</text:h>
      <text:p text:style-name="Standard"><text:tab/><text:span text:style-name="Strong_20_Emphasis"><text:span text:style-name="Source_20_Text">int del_timer (struct timer_list * timer);</text:span></text:span></text:p>
      <text:p text:style-name="P1">This will deactivate a timer. This works on both active and inactive timers.</text:p>
      <text:h text:style-name="P4" text:outline-level="3"><text:bookmark text:name="del_timer_sync"/><text:soft-page-break/>del_timer_sync</text:h>
      <text:p text:style-name="Standard"><text:tab/><text:span text:style-name="Strong_20_Emphasis"><text:span text:style-name="Source_20_Text">int del_timer_sync (struct timer_list * timer);</text:span></text:span></text:p>
      <text:p text:style-name="Standard"/>
      <text:p text:style-name="P1">This will deactivate a timer and wait for the handler to finish. This works on both active and inactive timers.</text:p>
      <text:p text:style-name="Standard"/>
      <text:p text:style-name="Standard"/>
      <text:h text:style-name="P5" text:outline-level="2"><text:bookmark text:name="Check_Kernel_Timer_status"/>Check Kernel Timer status</text:h>
      <text:p text:style-name="Standard"/>
      <text:h text:style-name="P4" text:outline-level="3"><text:bookmark text:name="timer_pending"/>timer_pending</text:h>
      <text:p text:style-name="Standard"><text:tab/><text:span text:style-name="Strong_20_Emphasis"><text:span text:style-name="Source_20_Text">int timer_pending(const struct timer_list * timer);</text:span></text:span></text:p>
      <text:p text:style-name="Standard"><text:span text:style-name="Strong_20_Emphasis"><text:span text:style-name="Source_20_Text"/></text:span></text:p>
      <text:p text:style-name="P1">This will tell whether a given timer is currently pending, or not. Callers must ensure serialization wrt. other operations done to this timer, eg. interrupt contexts, or other CPUs on SMP.</text:p>
      <text:p text:style-name="P1"/>
      <text:p text:style-name="Standard"/>
      <text:h text:style-name="P3" text:outline-level="1"><text:bookmark text:name="Device_Driver_Source_Code"/>Device Driver Source Code</text:h>
      <text:list xml:id="list3484054591" text:style-name="L2">
        <text:list-item>
          <text:p text:style-name="P8">Initialize the timer and set the time interval</text:p>
        </text:list-item>
        <text:list-item>
          <text:p text:style-name="P8">After timeout, registered timer callback will be called.</text:p>
        </text:list-item>
        <text:list-item>
          <text:p text:style-name="P8">In the timer callback function again we are re-enabling the timer. We have to do this step if we want periodic timer. Otherwise we can ignore this.</text:p>
        </text:list-item>
        <text:list-item>
          <text:p text:style-name="P8">Once we done, we can disable the timer.</text:p>
        </text:list-item>
      </text:list>
      <text:p text:style-name="Standard"/>
      <text:p text:style-name="Standard"><text:span text:style-name="Strong_20_Emphasis"><text:span text:style-name="T3">driver.c</text:span></text:span></text:p>
      <text:p text:style-name="Standard"/>
      <text:p text:style-name="Standard"/>
      <text:h text:style-name="P3" text:outline-level="1"><text:bookmark text:name="Building_and_Testing_Driver"/><text:bookmark text:name="Building_Driver_and_Application"/>Building and Testing Driver</text:h>
      <text:list xml:id="list766181521" text:style-name="L3">
        <text:list-item>
          <text:p text:style-name="P12"><text:span text:style-name="T2">Build the driver by using Makefile (</text:span><text:span text:style-name="Strong_20_Emphasis"><text:span text:style-name="Source_20_Text"><text:span text:style-name="T2">sudo make</text:span></text:span></text:span><text:span text:style-name="T2">)</text:span></text:p>
        </text:list-item>
        <text:list-item>
          <text:p text:style-name="P12"><text:span text:style-name="T2">Load the driver using </text:span><text:span text:style-name="Strong_20_Emphasis"><text:span text:style-name="Source_20_Text"><text:span text:style-name="T2">sudo insmod driver.ko</text:span></text:span></text:span></text:p>
        </text:list-item>
        <text:list-item>
          <text:p text:style-name="P12"><text:span text:style-name="Source_20_Text"><text:span text:style-name="T2">Now see the Dmesg (</text:span></text:span><text:span text:style-name="Strong_20_Emphasis"><text:span text:style-name="Source_20_Text"><text:span text:style-name="T2">dmesg</text:span></text:span></text:span><text:span text:style-name="Source_20_Text"><text:span text:style-name="T2">)</text:span></text:span></text:p>
        </text:list-item>
      </text:list>
      <text:p text:style-name="Standard"/>
      <text:p text:style-name="Quotations">linux@<text:span text:style-name="T7">khan</text:span>: dmesg</text:p>
      <text:p text:style-name="Quotations">[ 2253.635127] Device Driver Insert…Done!!!<text:line-break/>[ 2258.642048] Timer Callback function Called [0]<text:line-break/><text:soft-page-break/>[ 2263.647050] Timer Callback function Called [1]<text:line-break/>[ 2268.652684] Timer Callback function Called [2]<text:line-break/>[ 2273.658274] Timer Callback function Called [3]<text:line-break/>[ 2278.663885] Timer Callback function Called [4]<text:line-break/>[ 2283.668997] Timer Callback function Called [5]<text:line-break/>[ 2288.675109] Timer Callback function Called [6]<text:line-break/>[ 2293.680160] Timer Callback function Called [7]<text:line-break/>[ 2298.685771] Timer Callback function Called [8]<text:line-break/>[ 2303.691392] Timer Callback function Called [9]<text:line-break/>[ 2308.697013] Timer Callback function Called [10]<text:line-break/>[ 2313.702033] Timer Callback function Called [11]<text:line-break/>[ 2318.707772] Timer Callback function Called [12]</text:p>
      <text:p text:style-name="Standard"/>
      <text:list xml:id="list458904314" text:style-name="L4">
        <text:list-item>
          <text:p text:style-name="P9">See the timestamp. That callback function is executing every 5 seconds.</text:p>
        </text:list-item>
        <text:list-item>
          <text:p text:style-name="P9">Unload the module using <text:span text:style-name="Strong_20_Emphasis"><text:span text:style-name="Source_20_Text">sudo rmmod driver</text:span></text:span></text:p>
        </text:list-item>
      </text:list>
      <text:p text:style-name="Standard"/>
      <text:p text:style-name="Standard"/>
      <text:h text:style-name="P3" text:outline-level="1"><text:bookmark text:name="Points_to_remember"/>Points to remember</text:h>
      <text:p text:style-name="Standard"><text:span text:style-name="T4">This timer callback function will be executed from interrupt context. If you want to check that, you can use function </text:span><text:span text:style-name="Strong_20_Emphasis"><text:span text:style-name="Source_20_Text"><text:span text:style-name="T4">in_ interrupt( )</text:span></text:span></text:span><text:span text:style-name="T4">, which takes no parameters and returns nonzero if the processor is currently running in interrupt context, either hardware interrupt or software interrupt. Since it is running in interrupt context, user cannot perform some actions inside the callback function mentioned below.</text:span></text:p>
      <text:p text:style-name="Standard"><text:span text:style-name="T4"/></text:p>
      <text:list xml:id="list1818709654" text:style-name="L5">
        <text:list-item>
          <text:p text:style-name="P10">Go to sleep or relinquish the processor</text:p>
        </text:list-item>
        <text:list-item>
          <text:p text:style-name="P10">Acquire a mutex</text:p>
        </text:list-item>
        <text:list-item>
          <text:p text:style-name="P10">Perform time-consuming tasks</text:p>
        </text:list-item>
        <text:list-item>
          <text:p text:style-name="P10">Access user space virtual memory</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1T09:36:11.633636099</meta:creation-date>
    <dc:date>2019-10-21T12:20:42.073717728</dc:date>
    <meta:editing-duration>PT33M19S</meta:editing-duration>
    <meta:editing-cycles>4</meta:editing-cycles>
    <meta:generator>LibreOffice/6.0.7.3$Linux_X86_64 LibreOffice_project/00m0$Build-3</meta:generator>
    <meta:document-statistic meta:table-count="0" meta:image-count="0" meta:object-count="0" meta:page-count="5" meta:paragraph-count="72" meta:word-count="916" meta:character-count="5691" meta:non-whitespace-character-count="4849"/>
  </office:meta>
</office:document-meta>
</file>